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png" manifest:full-path="Pictures/1000000000000118000001499BD871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auto-grow-height="false" fo:min-height="0.749cm" fo:min-width="0.499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923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margin-top="0.3cm" fo:margin-bottom="0.3cm" fo:line-height="100%" fo:text-indent="0cm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0000" style:text-outline="false" style:text-line-through-style="none" fo:font-family="Arial" style:font-family-generic="roman" style:font-pitch="variable" fo:font-size="66pt" fo:font-style="normal" fo:text-shadow="none" style:text-underline-style="none" fo:font-weight="bold" style:letter-kerning="true" style:font-family-asian="'DejaVu Sans'" style:font-family-generic-asian="system" style:font-pitch-asian="variable" style:font-size-asian="66pt" style:font-style-asian="normal" style:font-weight-asian="bold" style:font-family-complex="'Lohit Hindi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layer="layout" svg:width="5.118cm" svg:height="4.447cm" svg:x="3.014cm" svg:y="2.626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style-name="gr2" draw:text-style-name="P2" draw:layer="layout" svg:width="4.119cm" svg:height="3.388cm" svg:x="3.53cm" svg:y="3.14cm">
              <draw:image xlink:href="Pictures/1000000000000118000001499BD8714B.png" xlink:type="simple" xlink:show="embed" xlink:actuate="onLoad">
                <text:p text:style-name="P1"><text:span text:style-name="T1">DIF</text:span></text:p>
              </draw:image>
            </draw:frame>
          </draw:g>
          <draw:frame draw:style-name="gr3" draw:text-style-name="P3" draw:layer="layout" svg:width="15.206cm" svg:height="4.173cm" svg:x="8.499cm" svg:y="3.144cm">
            <draw:text-box>
              <text:p text:style-name="P3"><text:span text:style-name="T2">Diffusion</text:span><text:span text:style-name="T3"><text:line-break/></text:span><text:span text:style-name="T4">Montecarlo Random Walk</text:span></text:p>
            </draw:text-box>
          </draw:frame>
        </draw:g>
        <draw:custom-shape draw:style-name="gr4" draw:text-style-name="P1" draw:layer="layout" svg:width="0.893cm" svg:height="0.53cm" svg:x="16.602cm" svg:y="1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Zuluaga</meta:initial-creator>
    <meta:creation-date>2011-10-24T19:09:20</meta:creation-date>
    <dc:date>2012-01-11T08:08:26</dc:date>
    <dc:creator>root </dc:creator>
    <meta:editing-duration>PT29H40M08S</meta:editing-duration>
    <meta:editing-cycles>10</meta:editing-cycles>
    <meta:generator>OpenOffice.org/3.2$Unix OpenOffice.org_project/320m19$Build-9505</meta:generator>
    <meta:document-statistic meta:object-count="6"/>
  </office:meta>
</office:document-meta>
</file>